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eReply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CommentPeri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umb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portNumb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ileNumbe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wfir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wfirm_sort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author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author_sort</text:p>
          </table:table-cell>
        </table:table-row>
        <table:table-row table:style-name="ro1">
          <table:table-cell office:value-type="float" office:value="446270" calcext:value-type="float">
            <text:p>446270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float" office:value="446271" calcext:value-type="float">
            <text:p>446271</text:p>
          </table:table-cell>
          <table:table-cell office:value-type="string" calcext:value-type="string">
            <text:p>stateCd</text:p>
          </table:table-cell>
        </table:table-row>
        <table:table-row table:style-name="ro1">
          <table:table-cell office:value-type="float" office:value="446272" calcext:value-type="float">
            <text:p>446272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float" office:value="446606" calcext:value-type="float">
            <text:p>446606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446670" calcext:value-type="float">
            <text:p>446670</text:p>
          </table:table-cell>
          <table:table-cell office:value-type="string" calcext:value-type="string">
            <text:p>applicant</text:p>
          </table:table-cell>
        </table:table-row>
        <table:table-row table:style-name="ro1">
          <table:table-cell office:value-type="float" office:value="446670" calcext:value-type="float">
            <text:p>446670</text:p>
          </table:table-cell>
          <table:table-cell office:value-type="string" calcext:value-type="string">
            <text:p>applicant_sort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brief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dateRcpt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disseminated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exParte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modified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pages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proceeding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regFlexAnalysis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smallBusinessImpact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submissionType</text:p>
          </table:table-cell>
        </table:table-row>
        <table:table-row table:style-name="ro1">
          <table:table-cell office:value-type="float" office:value="446719" calcext:value-type="float">
            <text:p>446719</text:p>
          </table:table-cell>
          <table:table-cell office:value-type="string" calcext:value-type="string">
            <text:p>viewingStatus</text:p>
          </table:table-cell>
        </table:table-row>
      </table:table>
      <table:table table:name="Pivot Table_Sheet1_1" table:style-name="ta1">
        <table:table-column table:style-name="co3" table:default-cell-style-name="ce3"/>
        <table:table-column table:style-name="co3" table:default-cell-style-name="ce7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eld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applicant_sort</text:p>
          </table:table-cell>
          <table:table-cell table:style-name="ce6"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viewingStatus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submissionType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smallBusinessImpac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regFlexAnalysis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proceeding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pages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modified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exParte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disseminated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dateRcp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brief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applican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446272" calcext:value-type="float">
            <text:p>446272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office:value-type="float" office:value="446272" calcext:value-type="float">
            <text:p>446272</text:p>
          </table:table-cell>
        </table:table-row>
        <table:table-row table:style-name="ro1">
          <table:table-cell office:value-type="string" calcext:value-type="string">
            <text:p>stateCd</text:p>
          </table:table-cell>
          <table:table-cell office:value-type="float" office:value="446271" calcext:value-type="float">
            <text:p>446271</text:p>
          </table:table-cell>
        </table:table-row>
        <table:table-row table:style-name="ro1">
          <table:table-cell office:value-type="string" calcext:value-type="string">
            <text:p>author_sort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lawfirm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awfirm_sort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fileNumber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eportNumb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aNumb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eCommentPeri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ReplyComment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8044797" calcext:value-type="float">
            <text:p>8044797</text:p>
          </table:table-cell>
        </table:table-row>
      </table:table>
      <table:table table:name="Sheet3" table:style-name="ta1">
        <table:table-column table:style-name="co3" table:default-cell-style-name="ce3"/>
        <table:table-column table:style-name="co3" table:default-cell-style-name="ce7"/>
        <table:table-row table:style-name="ro1">
          <table:table-cell table:style-name="Default" office:value-type="string" calcext:value-type="string">
            <text:p>field</text:p>
          </table:table-cell>
          <table:table-cell table:style-name="Default" office:value-type="string" calcext:value-type="string">
            <text:p>count</text:p>
          </table:table-cell>
        </table:table-row>
        <table:table-row table:style-name="ro1">
          <table:table-cell table:style-name="ce2" office:value-type="string" calcext:value-type="string">
            <text:p>applicant_sort</text:p>
          </table:table-cell>
          <table:table-cell table:style-name="ce6"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viewingStatus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submissionType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smallBusinessImpac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regFlexAnalysis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proceeding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pages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modified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exParte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disseminated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dateRcp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brief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applicant</text:p>
          </table:table-cell>
          <table:table-cell office:value-type="float" office:value="446719" calcext:value-type="float">
            <text:p>446719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446272" calcext:value-type="float">
            <text:p>446272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office:value-type="float" office:value="446272" calcext:value-type="float">
            <text:p>446272</text:p>
          </table:table-cell>
        </table:table-row>
        <table:table-row table:style-name="ro1">
          <table:table-cell office:value-type="string" calcext:value-type="string">
            <text:p>stateCd</text:p>
          </table:table-cell>
          <table:table-cell office:value-type="float" office:value="446271" calcext:value-type="float">
            <text:p>446271</text:p>
          </table:table-cell>
        </table:table-row>
        <table:table-row table:style-name="ro1">
          <table:table-cell office:value-type="string" calcext:value-type="string">
            <text:p>author_sort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lawfirm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awfirm_sort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fileNumber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eportNumb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aNumb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eCommentPeri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ReplyComment</text:p>
          </table:table-cell>
          <table:table-cell table:style-name="ce8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B222"/>
      </table:database-ranges>
      <table:data-pilot-tables>
        <table:data-pilot-table table:name="DataPilot1" table:application-data="" table:target-range-address="'Pivot Table_Sheet1_1'.A1:'Pivot Table_Sheet1_1'.B31" table:buttons="'Pivot Table_Sheet1_1'.A1 'Pivot Table_Sheet1_1'.A3">
          <table:source-cell-range table:cell-range-address="Sheet1.A1:Sheet1.B222"/>
          <table:data-pilot-field table:source-field-name="field" table:orientation="row" table:used-hierarchy="0" table:function="auto">
            <table:data-pilot-level table:show-empty="false">
              <table:data-pilot-members>
                <table:data-pilot-member table:name="applicant" table:display="true" table:show-details="true"/>
                <table:data-pilot-member table:name="applicant_sort" table:display="true" table:show-details="true"/>
                <table:data-pilot-member table:name="author" table:display="true" table:show-details="true"/>
                <table:data-pilot-member table:name="author_sort" table:display="true" table:show-details="true"/>
                <table:data-pilot-member table:name="brief" table:display="true" table:show-details="true"/>
                <table:data-pilot-member table:name="city" table:display="true" table:show-details="true"/>
                <table:data-pilot-member table:name="daNumber" table:display="true" table:show-details="true"/>
                <table:data-pilot-member table:name="dateCommentPeriod" table:display="true" table:show-details="true"/>
                <table:data-pilot-member table:name="dateRcpt" table:display="true" table:show-details="true"/>
                <table:data-pilot-member table:name="dateReplyComment" table:display="true" table:show-details="true"/>
                <table:data-pilot-member table:name="disseminated" table:display="true" table:show-details="true"/>
                <table:data-pilot-member table:name="exParte" table:display="true" table:show-details="true"/>
                <table:data-pilot-member table:name="fileNumber" table:display="true" table:show-details="true"/>
                <table:data-pilot-member table:name="id" table:display="true" table:show-details="true"/>
                <table:data-pilot-member table:name="lawfirm" table:display="true" table:show-details="true"/>
                <table:data-pilot-member table:name="lawfirm_sort" table:display="true" table:show-details="true"/>
                <table:data-pilot-member table:name="modified" table:display="true" table:show-details="true"/>
                <table:data-pilot-member table:name="pages" table:display="true" table:show-details="true"/>
                <table:data-pilot-member table:name="proceeding" table:display="true" table:show-details="true"/>
                <table:data-pilot-member table:name="regFlexAnalysis" table:display="true" table:show-details="true"/>
                <table:data-pilot-member table:name="reportNumber" table:display="true" table:show-details="true"/>
                <table:data-pilot-member table:name="smallBusinessImpact" table:display="true" table:show-details="true"/>
                <table:data-pilot-member table:name="stateCd" table:display="true" table:show-details="true"/>
                <table:data-pilot-member table:name="submissionType" table:display="true" table:show-details="true"/>
                <table:data-pilot-member table:name="text" table:display="true" table:show-details="true"/>
                <table:data-pilot-member table:name="viewingStatus" table:display="true" table:show-details="true"/>
                <table:data-pilot-member table:name="zip" table:display="true" table:show-details="true"/>
              </table:data-pilot-members>
              <table:data-pilot-display-info table:enabled="false" table:display-member-mode="from-top" table:member-count="10" table:data-field="count"/>
              <table:data-pilot-sort-info table:order="descending" table:data-field="count" table:sort-mode="data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13" table:display="true" table:show-details="true"/>
                <table:data-pilot-member table:name="26" table:display="true" table:show-details="true"/>
                <table:data-pilot-member table:name="208" table:display="true" table:show-details="true"/>
                <table:data-pilot-member table:name="219" table:display="true" table:show-details="true"/>
                <table:data-pilot-member table:name="2259" table:display="true" table:show-details="true"/>
                <table:data-pilot-member table:name="446270" table:display="true" table:show-details="true"/>
                <table:data-pilot-member table:name="446271" table:display="true" table:show-details="true"/>
                <table:data-pilot-member table:name="446272" table:display="true" table:show-details="true"/>
                <table:data-pilot-member table:name="446606" table:display="true" table:show-details="true"/>
                <table:data-pilot-member table:name="446670" table:display="true" table:show-details="true"/>
                <table:data-pilot-member table:name="4467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m0$Build-2</meta:generator>
    <meta:document-statistic meta:table-count="3" meta:cell-count="558" meta:object-count="0"/>
  </office:meta>
</office:document-meta>
</file>